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/>
    </style:style>
    <style:style style:name="P2" style:family="paragraph" style:parent-style-name="Heading_20_2">
      <style:paragraph-properties fo:text-align="start" style:justify-single-word="false"/>
      <style:text-properties style:font-name="Liberation Sans" officeooo:rsid="0003495c" officeooo:paragraph-rsid="0003495c"/>
    </style:style>
    <style:style style:name="P3" style:family="paragraph" style:parent-style-name="Text_20_body" style:list-style-name="L1">
      <style:paragraph-properties fo:text-align="start" style:justify-single-word="false" style:writing-mode="lr-tb"/>
      <style:text-properties officeooo:rsid="0003495c" officeooo:paragraph-rsid="0003495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ans" officeooo:rsid="0003495c" officeooo:paragraph-rsid="0003495c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41927" officeooo:paragraph-rsid="0004192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6a5e4" officeooo:paragraph-rsid="0006a5e4"/>
    </style:style>
    <style:style style:name="P7" style:family="paragraph" style:parent-style-name="Text_20_body" style:list-style-name="L1">
      <style:paragraph-properties fo:text-align="start" style:justify-single-word="false" style:writing-mode="lr-tb"/>
      <style:text-properties officeooo:rsid="000c153f" officeooo:paragraph-rsid="000c153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7b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aive Bayes Classification Log</text:h>
      <text:h text:style-name="P2" text:outline-level="2">2025-01-17</text:h>
      <text:list xml:id="list1730953979" text:style-name="L1">
        <text:list-item>
          <text:p text:style-name="P3"><text:span text:style-name="T1">Read through </text:span><text:a xlink:type="simple" xlink:href="https://github.com/jakevdp/PythonDataScienceHandbook/blob/8a34a4f653bdbdc01415a94dc20d4e9b97438965/notebooks/05.05-Naive-Bayes.ipynb" text:style-name="Internet_20_link" text:visited-style-name="Visited_20_Internet_20_Link"><text:span text:style-name="T1">PythonDataScienceBook Naive Bayes Classification</text:span></text:a><text:span text:style-name="T1">.</text:span></text:p>
        </text:list-item>
        <text:list-item>
          <text:p text:style-name="P4">Search for dataset.</text:p>
        </text:list-item>
        <text:list-item>
          <text:p text:style-name="P5"><text:span text:style-name="T1">Settle on classifying </text:span><text:a xlink:type="simple" xlink:href="https://archive.ics.uci.edu/dataset/327/phishing+websites" text:style-name="Internet_20_link" text:visited-style-name="Visited_20_Internet_20_Link"><text:span text:style-name="T1">Phishing Websites</text:span></text:a><text:span text:style-name="T1">.</text:span></text:p>
        </text:list-item>
        <text:list-item>
          <text:p text:style-name="P6"><text:span text:style-name="T1">Start on Jupyter Notebo</text:span><text:span text:style-name="T2">o</text:span><text:span text:style-name="T1">k.</text:span></text:p>
        </text:list-item>
      </text:list>
      <text:h text:style-name="Heading_20_2" text:outline-level="2">2025-01-23</text:h>
      <text:list text:continue-numbering="true" text:style-name="L1">
        <text:list-item>
          <text:p text:style-name="P7"><text:span text:style-name="T1">Read through the different types Naive Bayes Classifiers available in sklear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6:28.700149249</meta:creation-date>
    <dc:date>2025-01-23T11:02:32.792425425</dc:date>
    <meta:editing-duration>PT1H27M39S</meta:editing-duration>
    <meta:editing-cycles>7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8" meta:word-count="40" meta:character-count="280" meta:non-whitespace-character-count="253"/>
  </office:meta>
</office:document-meta>
</file>